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language="fi" fo:country="FI" style:font-size-asian="11pt" style:font-size-complex="11pt"/>
    </style:style>
    <style:style style:name="P3" style:family="paragraph" style:parent-style-name="Standard">
      <style:paragraph-properties fo:margin-top="0.494cm" fo:margin-bottom="0.494cm" loext:contextual-spacing="false"/>
    </style:style>
    <style:style style:name="P4" style:family="paragraph" style:parent-style-name="Standard" style:master-page-name="Standard">
      <style:paragraph-properties style:page-number="auto"/>
    </style:style>
    <style:style style:name="T1" style:family="text">
      <style:text-properties fo:font-size="11pt" style:font-size-asian="11pt" style:font-size-complex="11pt"/>
    </style:style>
    <style:style style:name="T2" style:family="text">
      <style:text-properties fo:font-size="11pt" fo:language="fi" fo:country="FI" style:font-size-asian="11pt" style:font-size-complex="11pt"/>
    </style:style>
    <style:style style:name="T3" style:family="text">
      <style:text-properties fo:font-size="14pt" fo:language="fi" fo:country="FI" style:font-size-asian="14pt" style:font-size-complex="14pt"/>
    </style:style>
    <style:style style:name="T4" style:family="text">
      <style:text-properties fo:font-size="14pt" style:font-size-asian="14pt" style:font-size-complex="14pt"/>
    </style:style>
    <style:style style:name="T5" style:family="text">
      <style:text-properties fo:color="#000000" fo:font-size="11pt" fo:language="fi" fo:country="FI" style:font-size-asian="11pt" style:language-asian="nb" style:country-asian="NO" style:font-name-complex="Times New Roman1" style:font-size-complex="11pt"/>
    </style:style>
    <style:style style:name="T6" style:family="text">
      <style:text-properties fo:color="#000000" fo:font-size="11pt" style:font-size-asian="11pt" style:language-asian="nb" style:country-asian="NO" style:font-name-complex="Times New Roman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NRK/ Stein, saks og sisu</text:span></text:p>
      <text:p text:style-name="Standard"><text:span text:style-name="T1">Oversatt til kvensk av Kainun institutti - Kvensk institutt 18.12.2017 / Pirjo Paavalniemi</text:span><text:bookmark text:name="_GoBack"/></text:p>
      <text:p text:style-name="P1"/>
      <text:p text:style-name="P1"/>
      <text:p text:style-name="Standard"><text:span text:style-name="T3">Kivi, sakset ja sisu</text:span></text:p>
      <text:p text:style-name="P2"/>
      <text:p text:style-name="Standard"><text:span text:style-name="T2">"Het työtelhään yksin, niin ko vanhaasseen aikhaan, kumpiki omassa pikku rahtuhytässä. Käsivoimin ja simppeliilä työkaluila. Ja yhä oon esivanhiimiitten kväänin kieli piossa Alattion rahturotkon veteraaniitten kesken. </text:span></text:p>
      <text:p text:style-name="P2"/>
      <text:p text:style-name="Standard"><text:span text:style-name="T2">Alattiolainen Nils Eriksen oli myötä </text:span><text:span text:style-name="T5">rahtutyössä jo lapsena. Siitä asti hän oon ollu sielä ja hommanu rahtutoimen, maapruukin ja fiskun kans. Vaikka hän oon pensionisti, häätyy hän mennä ylös pikku hytthään mikä oon rotkossa Peskassa. Sielä oon kans usseesti hänen kolleega Idar Suhr. Yhessä het viehään etheenkäsin tradisjuunii jonka Alattion kväänit opithiin ihmisiiltä kekkä siirythiin tänne Etelä-Norjan isoista laksoista." </text:span></text:p>
      <text:p text:style-name="P2"/>
      <text:p text:style-name="P2"/>
      <text:p text:style-name="P2"/>
      <text:p text:style-name="Standard"><text:span text:style-name="T4">Stein, saks og sisu</text:span></text:p>
      <text:p text:style-name="Standard"><text:span text:style-name="T6"><text:line-break/>"De jobber alene, på gammelt vis, fra hver sin lille skiferhytte. Med håndmakt og enkelt verktøy. Og fremdeles er forfedrenes kvenske språk i bruk blant veteranene i skiferbruddet i Alta.</text:span></text:p>
      <text:p text:style-name="P3"><text:span text:style-name="T6">Nils Eriksen i Alta ble dratt med i skiferberget allerede som barn. Siden har han vært der og kombinert skiferdriften med jordbruk og fiske. Selv som pensjonist må han opp til den lille hytta i bruddet i Pæska. Der får han ofte selskap av kollega Idar Suhr. Sammen fører de videre en tradisjon som kvenene i Alta lærte av innflyttere fra de store dalene i Sør-Norge."</text:span></text:p>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0"><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3</meta:editing-cycles>
    <meta:print-date>2007-06-07T11:27:00</meta:print-date>
    <meta:creation-date>2017-12-18T14:04:00</meta:creation-date>
    <dc:date>2019-03-04T09:31:00</dc:date>
    <meta:editing-duration>PT5M</meta:editing-duration>
    <meta:generator>LibreOffice/6.4.6.2$Linux_X86_64 LibreOffice_project/40$Build-2</meta:generator>
    <meta:document-statistic meta:table-count="0" meta:image-count="1" meta:object-count="0" meta:page-count="1" meta:paragraph-count="9" meta:word-count="207" meta:character-count="1354" meta:non-whitespace-character-count="1152"/>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